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fo:font-size="12pt" fo:font-weight="bold" officeooo:rsid="002117ce" officeooo:paragraph-rsid="002117ce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4" style:family="paragraph" style:parent-style-name="Preformatted_20_Text">
      <style:text-properties fo:color="#000000" fo:font-size="12pt" style:text-underline-style="none" officeooo:paragraph-rsid="001d9334" style:font-size-asian="12pt" style:font-size-complex="12pt"/>
    </style:style>
    <style:style style:name="P5" style:family="paragraph" style:parent-style-name="Preformatted_20_Text">
      <style:text-properties fo:color="#000000" fo:font-size="16pt" style:text-underline-style="none" fo:font-weight="bold" officeooo:rsid="002117ce" officeooo:paragraph-rsid="002117ce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fo:font-size="12pt" style:font-size-asian="12pt" style:font-size-complex="12pt"/>
    </style:style>
    <style:style style:name="P7" style:family="paragraph" style:parent-style-name="Preformatted_20_Text">
      <style:text-properties fo:font-size="12pt" officeooo:paragraph-rsid="001d9334" style:font-size-asian="12pt" style:font-size-complex="12pt"/>
    </style:style>
    <style:style style:name="P8" style:family="paragraph" style:parent-style-name="Preformatted_20_Text">
      <style:text-properties fo:font-size="12pt" officeooo:paragraph-rsid="002117ce" style:font-size-asian="12pt" style:font-size-complex="12pt"/>
    </style:style>
    <style:style style:name="P9" style:family="paragraph" style:parent-style-name="Preformatted_20_Text">
      <style:text-properties officeooo:paragraph-rsid="002337ec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size="10pt" officeooo:paragraph-rsid="002337ec" style:font-size-asian="10pt" style:font-size-complex="10pt"/>
    </style:style>
    <style:style style:name="T1" style:family="text">
      <style:text-properties fo:color="#000000" style:text-underline-style="none" fo:font-weight="normal" officeooo:rsid="001d9334" style:font-weight-asian="normal" style:font-weight-complex="normal"/>
    </style:style>
    <style:style style:name="T2" style:family="text">
      <style:text-properties fo:color="#000000" style:text-underline-style="none" fo:font-weight="normal" officeooo:rsid="002117ce" style:font-weight-asian="normal" style:font-weight-complex="normal"/>
    </style:style>
    <style:style style:name="T3" style:family="text">
      <style:text-properties fo:color="#000000" style:text-underline-style="none" fo:font-weight="bold" officeooo:rsid="002117ce" style:font-weight-asian="bold" style:font-weight-complex="bold"/>
    </style:style>
    <style:style style:name="T4" style:family="text">
      <style:text-properties officeooo:rsid="002117ce"/>
    </style:style>
    <style:style style:name="T5" style:family="text">
      <style:text-properties officeooo:rsid="00211e04"/>
    </style:style>
    <style:style style:name="T6" style:family="text">
      <style:text-properties officeooo:rsid="002337ec"/>
    </style:style>
    <style:style style:name="T7" style:family="text">
      <style:text-properties officeooo:rsid="0026a8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letter</text:p>
      <text:p text:style-name="P7"><text:span text:style-name="T1">1967 – </text:span><text:span text:style-name="T2">the box tops. Einer der kürzesten Millionenhits</text:span><text:span text:style-name="T3">. </text:span></text:p>
      <text:p text:style-name="P4"/>
      <text:p text:style-name="P9"/>
      <text:p text:style-name="P9">e-|-------------------------------------------------|</text:p>
      <text:p text:style-name="P9">b-|-------------------------------------------------|</text:p>
      <text:p text:style-name="P9">g-|-------------------------------------------------|</text:p>
      <text:p text:style-name="P9">d-|--------------------<text:span text:style-name="T6">2</text:span>----<text:span text:style-name="T6">0</text:span>-----------------------|</text:p>
      <text:p text:style-name="P9">a-|---------------<text:span text:style-name="T6">2</text:span>--------------<text:span text:style-name="T6">2</text:span>------------------|</text:p>
      <text:p text:style-name="P10">E-|----<text:span text:style-name="T6">0</text:span>----<text:span text:style-name="T6">3</text:span>--------------------------<text:span text:style-name="T6">3</text:span>------------|</text:p>
      <text:p text:style-name="P6">Am <text:s text:c="19"/>F<text:tab/><text:tab/><text:tab/><text:tab/><text:tab/><text:tab/><text:span text:style-name="T7">139</text:span></text:p>
      <text:p text:style-name="P6">Gimme a ticket for an aeroplane,</text:p>
      <text:p text:style-name="P6">G <text:s text:c="23"/>D</text:p>
      <text:p text:style-name="P6">Ain't got time to take a fast train.</text:p>
      <text:p text:style-name="P6">Am <text:s text:c="19"/>F</text:p>
      <text:p text:style-name="P6">Lonely days are gone, I'm a-goin' home,</text:p>
      <text:p text:style-name="P6"><text:s text:c="3"/>E7 <text:s text:c="18"/>Am</text:p>
      <text:p text:style-name="P6">My baby just wrote me a letter.</text:p>
      <text:p text:style-name="P6"/>
      <text:p text:style-name="P6">I don't care how much money I gotta spend, </text:p>
      <text:p text:style-name="P6">Got to get back to my baby again </text:p>
      <text:p text:style-name="P6">Lonely days are gone, I'm a-goin' home,</text:p>
      <text:p text:style-name="P6">My baby just wrote me a letter.</text:p>
      <text:p text:style-name="P6"/>
      <text:p text:style-name="P1"><text:s text:c="10"/>C <text:s text:c="9"/>G</text:p>
      <text:p text:style-name="P1">Well, she wrote me a letter </text:p>
      <text:p text:style-name="P1"><text:s text:c="9"/>F <text:s text:c="7"/>C <text:s text:c="7"/>G</text:p>
      <text:p text:style-name="P1">Said she couldn't live without me no mo'.</text:p>
      <text:p text:style-name="P1">C <text:s text:c="12"/>G <text:s text:c="14"/>F <text:s text:c="9"/>C</text:p>
      <text:p text:style-name="P1">Listen mister can't you see I got to get back </text:p>
      <text:p text:style-name="P1"><text:s text:c="6"/>G <text:s text:c="18"/>E <text:s/>E7</text:p>
      <text:p text:style-name="P1">To my baby once a-mo'--anyway...</text:p>
      <text:p text:style-name="P3"/>
      <text:p text:style-name="P8">Gimme a ticket for an aeroplane,</text:p>
      <text:p text:style-name="P8">Ain't got time to take a fast train.</text:p>
      <text:p text:style-name="P8">Lonely days are gone, I'm a-goin' home,</text:p>
      <text:p text:style-name="P8">My baby just wrote me a letter.</text:p>
      <text:p text:style-name="P6"/>
      <text:p text:style-name="P2">Chorus</text:p>
      <text:p text:style-name="P6"/>
      <text:p text:style-name="P6">Gimme a ticket for an aeroplane,</text:p>
      <text:p text:style-name="P6">Ain't got time to take a fast train.</text:p>
      <text:p text:style-name="P6">Lonely days are gone, I'm a-goin' home,</text:p>
      <text:p text:style-name="P6">My baby just wrote me a letter.</text:p>
      <text:p text:style-name="P6">My baby just wrote me a letter.</text:p>
      <text:p text:style-name="P6"/>
      <text:p text:style-name="P6"/>
      <text:p text:style-name="P6">Outro:</text:p>
      <text:p text:style-name="P6"/>
      <text:p text:style-name="P6">C# <text:s text:c="7"/>G# <text:s text:c="5"/><text:span text:style-name="T5">F#</text:span> <text:s text:c="5"/>C# <text:s text:c="7"/>G# <text:s text:c="5"/><text:span text:style-name="T4">x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1-12T18:03:39</meta:creation-date>
    <dc:date>2017-12-07T18:12:36.079454999</dc:date>
    <dc:creator>benutzer </dc:creator>
    <meta:editing-duration>PT3H20M4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210" meta:character-count="1410" meta:non-whitespace-character-count="1030"/>
  </office:meta>
</office:document-meta>
</file>